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100" officeooo:paragraph-rsid="00060100"/>
    </style:style>
    <style:style style:name="P2" style:family="paragraph" style:parent-style-name="Standard">
      <style:paragraph-properties style:line-height-at-least="0.503cm"/>
      <style:text-properties fo:color="#f6f6f4" style:font-name="Droid Sans Mono" fo:font-size="10.5pt" fo:font-weight="normal" fo:background-color="#282a36"/>
    </style:style>
    <style:style style:name="P3" style:family="paragraph" style:parent-style-name="Standard">
      <style:text-properties fo:color="#f6f6f4" style:font-name="Droid Sans Mono" fo:font-size="10.5pt" fo:font-weight="normal" officeooo:rsid="00060100" officeooo:paragraph-rsid="00060100" fo:background-color="#282a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line-height-at-least="0.503cm"/>
      <style:text-properties fo:color="#f6f6f4" style:font-name="Droid Sans Mono" fo:font-size="14pt" fo:font-weight="bold" fo:background-color="#282a36" style:font-size-asian="14pt" style:font-weight-asian="bold" style:font-size-complex="14pt" style:font-weight-complex="bold"/>
    </style:style>
    <style:style style:name="P5" style:family="paragraph" style:parent-style-name="Standard">
      <style:paragraph-properties style:line-height-at-least="0.503cm"/>
      <style:text-properties fo:color="#f286c4" style:font-name="Droid Sans Mono" fo:font-size="10.5pt" fo:font-weight="normal" fo:background-color="#282a36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font-size="14pt" fo:font-weight="bold" officeooo:rsid="00060100" officeooo:paragraph-rsid="00060100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normal" officeooo:rsid="00060100" officeooo:paragraph-rsid="000601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style:line-height-at-least="0.503cm"/>
      <style:text-properties fo:color="#7b7f8b" style:font-name="Droid Sans Mono" fo:font-size="10.5pt" fo:font-weight="normal" fo:background-color="#282a36"/>
    </style:style>
    <style:style style:name="P10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f286c4"/>
    </style:style>
    <style:style style:name="T2" style:family="text">
      <style:text-properties fo:color="#f286c4" fo:font-style="italic"/>
    </style:style>
    <style:style style:name="T3" style:family="text">
      <style:text-properties fo:color="#dee492"/>
    </style:style>
    <style:style style:name="T4" style:family="text">
      <style:text-properties fo:color="#e7ee98"/>
    </style:style>
    <style:style style:name="T5" style:family="text">
      <style:text-properties fo:color="#62e884"/>
    </style:style>
    <style:style style:name="T6" style:family="text">
      <style:text-properties fo:color="#62e884" fo:font-style="italic"/>
    </style:style>
    <style:style style:name="T7" style:family="text">
      <style:text-properties fo:color="#97e1f1"/>
    </style:style>
    <style:style style:name="T8" style:family="text">
      <style:text-properties fo:color="#97e1f1" fo:font-style="italic"/>
    </style:style>
    <style:style style:name="T9" style:family="text">
      <style:text-properties fo:font-size="14pt" fo:font-weight="bold" officeooo:rsid="00060100" style:font-size-asian="14pt" style:font-weight-asian="bold" style:font-size-complex="14pt" style:font-weight-complex="bold"/>
    </style:style>
    <style:style style:name="T10" style:family="text">
      <style:text-properties fo:font-size="11pt" fo:font-weight="bold" officeooo:rsid="00060100" style:font-size-asian="11pt" style:font-weight-asian="bold" style:font-size-complex="11pt" style:font-weight-complex="bold"/>
    </style:style>
    <style:style style:name="T11" style:family="text">
      <style:text-properties fo:font-size="11pt" fo:font-weight="normal" officeooo:rsid="00060100" style:font-size-asian="11pt" style:font-weight-asian="normal" style:font-size-complex="11pt" style:font-weight-complex="normal"/>
    </style:style>
    <style:style style:name="T12" style:family="text">
      <style:text-properties fo:font-size="12pt" fo:font-weight="normal" officeooo:rsid="00060100" style:font-size-asian="12pt" style:font-weight-asian="normal" style:font-size-complex="12pt" style:font-weight-complex="normal"/>
    </style:style>
    <style:style style:name="T13" style:family="text">
      <style:text-properties fo:color="#bf9eee"/>
    </style:style>
    <style:style style:name="T14" style:family="text">
      <style:text-properties fo:color="#bf9eee" fo:font-style="italic"/>
    </style:style>
    <style:style style:name="T15" style:family="text">
      <style:text-properties fo:color="#7b7f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Ícaro Dias dos Santos</text:p>
      <text:p text:style-name="P1"/>
      <text:p text:style-name="P7"/>
      <text:p text:style-name="P7">CadastrarAluno.php</text:p>
      <text:p text:style-name="P1"/>
      <text:p text:style-name="P1"/>
      <text:p text:style-name="P5">&lt;?php</text:p>
      <text:p text:style-name="P6"/>
      <text:p text:style-name="P2">$nome <text:span text:style-name="T1">=</text:span> $_POST[<text:span text:style-name="T3">'</text:span><text:span text:style-name="T4">nome</text:span><text:span text:style-name="T3">'</text:span>];</text:p>
      <text:p text:style-name="P2">$endereco <text:span text:style-name="T1">=</text:span> $_POST[<text:span text:style-name="T3">'</text:span><text:span text:style-name="T4">endereco</text:span><text:span text:style-name="T3">'</text:span>];</text:p>
      <text:p text:style-name="P2">$cpf <text:span text:style-name="T1">=</text:span> $_POST[<text:span text:style-name="T3">'</text:span><text:span text:style-name="T4">cpf</text:span><text:span text:style-name="T3">'</text:span>];</text:p>
      <text:p text:style-name="P2">$idade <text:span text:style-name="T1">=</text:span> $_POST[<text:span text:style-name="T3">'</text:span><text:span text:style-name="T4">idade</text:span><text:span text:style-name="T3">'</text:span>];</text:p>
      <text:p text:style-name="P2">$telefone <text:span text:style-name="T1">=</text:span> $_POST[<text:span text:style-name="T3">'</text:span><text:span text:style-name="T4">telefone</text:span><text:span text:style-name="T3">'</text:span>];</text:p>
      <text:p text:style-name="P10"/>
      <text:p text:style-name="P2"><text:span text:style-name="T1">?&gt;</text:span></text:p>
      <text:p text:style-name="P6"/>
      <text:p text:style-name="P2">&lt;!<text:span text:style-name="T1">DOCTYPE</text:span> <text:span text:style-name="T6">html</text:span>&gt;</text:p>
      <text:p text:style-name="P2">&lt;<text:span text:style-name="T1">html</text:span> <text:span text:style-name="T6">lang</text:span><text:span text:style-name="T1">=</text:span><text:span text:style-name="T3">"</text:span><text:span text:style-name="T4">pt</text:span><text:span text:style-name="T3">"</text:span>&gt;</text:p>
      <text:p text:style-name="P2">&lt;<text:span text:style-name="T1">head</text:span>&gt;</text:p>
      <text:p text:style-name="P2">&lt;<text:span text:style-name="T1">meta</text:span> <text:span text:style-name="T6">charset</text:span><text:span text:style-name="T1">=</text:span><text:span text:style-name="T3">"</text:span><text:span text:style-name="T4">UTF-8</text:span><text:span text:style-name="T3">"</text:span>&gt;</text:p>
      <text:p text:style-name="P2">&lt;<text:span text:style-name="T1">meta</text:span> <text:span text:style-name="T6">http-equiv</text:span><text:span text:style-name="T1">=</text:span><text:span text:style-name="T3">"</text:span><text:span text:style-name="T4">X-UA-Compatible</text:span><text:span text:style-name="T3">"</text:span> <text:span text:style-name="T6">content</text:span><text:span text:style-name="T1">=</text:span><text:span text:style-name="T3">"</text:span><text:span text:style-name="T4">IE=edge</text:span><text:span text:style-name="T3">"</text:span>&gt;</text:p>
      <text:p text:style-name="P2">&lt;<text:span text:style-name="T1">link</text:span> <text:span text:style-name="T6">rel</text:span><text:span text:style-name="T1">=</text:span><text:span text:style-name="T3">"</text:span><text:span text:style-name="T4">stylesheet</text:span><text:span text:style-name="T3">"</text:span> <text:span text:style-name="T6">href</text:span><text:span text:style-name="T1">=</text:span><text:span text:style-name="T3">"</text:span><text:span text:style-name="T4">../css/style.css</text:span><text:span text:style-name="T3">"</text:span>&gt;</text:p>
      <text:p text:style-name="P2">&lt;<text:span text:style-name="T1">meta</text:span> <text:span text:style-name="T6">name</text:span><text:span text:style-name="T1">=</text:span><text:span text:style-name="T3">"</text:span><text:span text:style-name="T4">viewport</text:span><text:span text:style-name="T3">"</text:span> <text:span text:style-name="T6">content</text:span><text:span text:style-name="T1">=</text:span><text:span text:style-name="T3">"</text:span><text:span text:style-name="T4">width=device-width, initial-scale=1.0</text:span><text:span text:style-name="T3">"</text:span>&gt;</text:p>
      <text:p text:style-name="P2">&lt;<text:span text:style-name="T1">title</text:span>&gt;Listar Alunos&lt;/<text:span text:style-name="T1">title</text:span>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a</text:span> <text:span text:style-name="T6">href</text:span><text:span text:style-name="T1">=</text:span><text:span text:style-name="T3">"</text:span><text:span text:style-name="T4">ListarAlunos.php</text:span><text:span text:style-name="T3">"</text:span>&gt;Listar Alunos&lt;/<text:span text:style-name="T1">a</text:span>&gt;</text:p>
      <text:p text:style-name="P5">&lt;?php</text:p>
      <text:p text:style-name="P2"><text:span text:style-name="T1">require_once</text:span>(<text:span text:style-name="T3">"</text:span><text:span text:style-name="T4">Db.php</text:span><text:span text:style-name="T3">"</text:span>);</text:p>
      <text:p text:style-name="P6"/>
      <text:p text:style-name="P2">$nome <text:span text:style-name="T1">=</text:span> $_POST[<text:span text:style-name="T3">'</text:span><text:span text:style-name="T4">nome</text:span><text:span text:style-name="T3">'</text:span>];</text:p>
      <text:p text:style-name="P2">$cpf <text:span text:style-name="T1">=</text:span> $_POST[<text:span text:style-name="T3">'</text:span><text:span text:style-name="T4">cpf</text:span><text:span text:style-name="T3">'</text:span>];</text:p>
      <text:p text:style-name="P2">$endereco <text:span text:style-name="T1">=</text:span> $_POST[<text:span text:style-name="T3">'</text:span><text:span text:style-name="T4">endereco</text:span><text:span text:style-name="T3">'</text:span>];</text:p>
      <text:p text:style-name="P2">$idade <text:span text:style-name="T1">=</text:span> $_POST[<text:span text:style-name="T3">'</text:span><text:span text:style-name="T4">idade</text:span><text:span text:style-name="T3">'</text:span>];</text:p>
      <text:p text:style-name="P2">$telefone <text:span text:style-name="T1">=</text:span> $_POST[<text:span text:style-name="T3">'</text:span><text:span text:style-name="T4">telefone</text:span><text:span text:style-name="T3">'</text:span>];</text:p>
      <text:p text:style-name="P6"/>
      <text:p text:style-name="P2">$db <text:span text:style-name="T1">=</text:span> <text:span text:style-name="T1">new</text:span> <text:span text:style-name="T8">BD</text:span>();</text:p>
      <text:p text:style-name="P6"/>
      <text:p text:style-name="P2">$db<text:span text:style-name="T1">-&gt;</text:span><text:span text:style-name="T5">insert</text:span>($nome, $endereco, $cpf, $idade, $telefone);</text:p>
      <text:p text:style-name="P2"><text:span text:style-name="T1">?&gt;</text:span></text:p>
      <text:p text:style-name="P2">&lt;<text:span text:style-name="T1">h2</text:span>&gt;Aluno Cadastrado Com Sucesso!!!&lt;/<text:span text:style-name="T1">h2</text:span>&gt;</text:p>
      <text:p text:style-name="P2">&lt;<text:span text:style-name="T1">table</text:span>&gt;</text:p>
      <text:p text:style-name="P2">&lt;<text:span text:style-name="T1">tr</text:span>&gt;</text:p>
      <text:p text:style-name="P2">&lt;<text:span text:style-name="T1">th</text:span>&gt;Nome: &lt;/<text:span text:style-name="T1">th</text:span>&gt;</text:p>
      <text:p text:style-name="P2">&lt;<text:span text:style-name="T1">th</text:span>&gt;Endereço: &lt;/<text:span text:style-name="T1">th</text:span>&gt;</text:p>
      <text:p text:style-name="P2">&lt;<text:span text:style-name="T1">th</text:span>&gt;Idade: &lt;/<text:span text:style-name="T1">th</text:span>&gt;</text:p>
      <text:p text:style-name="P2">&lt;<text:span text:style-name="T1">th</text:span>&gt;CPF: &lt;/<text:span text:style-name="T1">th</text:span>&gt;</text:p>
      <text:p text:style-name="P2">&lt;<text:span text:style-name="T1">th</text:span>&gt;Telefone: &lt;/<text:span text:style-name="T1">th</text:span>&gt;</text:p>
      <text:p text:style-name="P2">&lt;/<text:span text:style-name="T1">tr</text:span>&gt;</text:p>
      <text:p text:style-name="P2"><text:soft-page-break/>&lt;<text:span text:style-name="T1">tr</text:span>&gt;</text:p>
      <text:p text:style-name="P2">&lt;<text:span text:style-name="T1">td</text:span>&gt;<text:span text:style-name="T1">&lt;?php</text:span> <text:span text:style-name="T7">echo</text:span> $nome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endereco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idade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cpf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telefone<text:span text:style-name="T1">?&gt;</text:span>&lt;/<text:span text:style-name="T1">td</text:span>&gt;</text:p>
      <text:p text:style-name="P2">&lt;/<text:span text:style-name="T1">tr</text:span>&gt;</text:p>
      <text:p text:style-name="P2">&lt;/<text:span text:style-name="T1">table</text:span>&gt;</text:p>
      <text:p text:style-name="P2">&lt;/<text:span text:style-name="T1">body</text:span>&gt;</text:p>
      <text:p text:style-name="P2">&lt;/<text:span text:style-name="T1">html</text:span>&gt;</text:p>
      <text:p text:style-name="P1"/>
      <text:p text:style-name="P7"/>
      <text:p text:style-name="P7">DB.php</text:p>
      <text:p text:style-name="P8"/>
      <text:p text:style-name="P8"/>
      <text:p text:style-name="P8"/>
      <text:p text:style-name="P5">&lt;?php</text:p>
      <text:p text:style-name="P6"/>
      <text:p text:style-name="P2"><text:span text:style-name="T1">class</text:span> <text:span text:style-name="T7">BD</text:span>{</text:p>
      <text:p text:style-name="P6"/>
      <text:p text:style-name="P2"><text:span text:style-name="T1">private</text:span> $BD_NOME <text:span text:style-name="T1">=</text:span> <text:span text:style-name="T3">"</text:span><text:span text:style-name="T4">webi</text:span><text:span text:style-name="T3">"</text:span>;</text:p>
      <text:p text:style-name="P2"><text:span text:style-name="T1">private</text:span> $BD_USUARIO <text:span text:style-name="T1">=</text:span> <text:span text:style-name="T3">"</text:span><text:span text:style-name="T4">root</text:span><text:span text:style-name="T3">"</text:span>;</text:p>
      <text:p text:style-name="P2"><text:span text:style-name="T1">private</text:span> $BD_SENHA <text:span text:style-name="T1">=</text:span> <text:span text:style-name="T3">""</text:span>;</text:p>
      <text:p text:style-name="P2"><text:span text:style-name="T1">private</text:span> $BD_CHARSET <text:span text:style-name="T1">=</text:span> <text:span text:style-name="T3">"</text:span><text:span text:style-name="T4">utf-8</text:span><text:span text:style-name="T3">"</text:span>;</text:p>
      <text:p text:style-name="P6"/>
      <text:p text:style-name="P2"><text:span text:style-name="T1">public</text:span> <text:span text:style-name="T1">function</text:span> <text:span text:style-name="T5">connection</text:span>(){</text:p>
      <text:p text:style-name="P10"/>
      <text:p text:style-name="P2">$str_conn <text:span text:style-name="T1">=</text:span> <text:span text:style-name="T3">"</text:span><text:span text:style-name="T4">mysql:host=localhost;dbname=</text:span><text:span text:style-name="T3">"</text:span><text:span text:style-name="T1">.</text:span><text:span text:style-name="T14">$this</text:span><text:span text:style-name="T1">-&gt;</text:span>BD_NOME;</text:p>
      <text:p text:style-name="P2"><text:span text:style-name="T1">return</text:span> <text:span text:style-name="T1">new</text:span> <text:span text:style-name="T8">PDO</text:span>($str_conn, <text:span text:style-name="T14">$this</text:span><text:span text:style-name="T1">-&gt;</text:span>BD_USUARIO, <text:span text:style-name="T14">$this</text:span><text:span text:style-name="T1">-&gt;</text:span>BD_SENHA);</text:p>
      <text:p text:style-name="P2">}</text:p>
      <text:p text:style-name="P6"/>
      <text:p text:style-name="P2"><text:span text:style-name="T1">public</text:span> <text:span text:style-name="T1">function</text:span> <text:span text:style-name="T5">select</text:span>(){</text:p>
      <text:p text:style-name="P6"/>
      <text:p text:style-name="P2">$conn <text:span text:style-name="T1">=</text:span> <text:span text:style-name="T14">$this</text:span><text:span text:style-name="T1">-&gt;</text:span><text:span text:style-name="T5">connection</text:span>();</text:p>
      <text:p text:style-name="P2">$stmt <text:span text:style-name="T1">=</text:span> $conn<text:span text:style-name="T1">-&gt;</text:span><text:span text:style-name="T5">prepare</text:span>(<text:span text:style-name="T3">"</text:span><text:span text:style-name="T1">SELECT</text:span><text:span text:style-name="T4"> </text:span><text:span text:style-name="T1">*</text:span><text:span text:style-name="T4"> </text:span><text:span text:style-name="T1">FROM</text:span><text:span text:style-name="T4"> aluno</text:span><text:span text:style-name="T3">"</text:span>);</text:p>
      <text:p text:style-name="P2">$stmt<text:span text:style-name="T1">-&gt;</text:span><text:span text:style-name="T5">execute</text:span>();</text:p>
      <text:p text:style-name="P2"><text:span text:style-name="T1">return</text:span> $stmt;</text:p>
      <text:p text:style-name="P2">}</text:p>
      <text:p text:style-name="P6"/>
      <text:p text:style-name="P2"><text:span text:style-name="T1">public</text:span> <text:span text:style-name="T1">function</text:span> <text:span text:style-name="T5">insert</text:span>($nome, $endereco, $cpf, $idade, $telefone){</text:p>
      <text:p text:style-name="P6"/>
      <text:p text:style-name="P2">$conn <text:span text:style-name="T1">=</text:span> <text:span text:style-name="T14">$this</text:span><text:span text:style-name="T1">-&gt;</text:span><text:span text:style-name="T5">connection</text:span>();</text:p>
      <text:p text:style-name="P2">$stmt <text:span text:style-name="T1">=</text:span> $conn<text:span text:style-name="T1">-&gt;</text:span><text:span text:style-name="T5">prepare</text:span>(<text:span text:style-name="T3">"</text:span><text:span text:style-name="T1">INSERT</text:span><text:span text:style-name="T4"> </text:span><text:span text:style-name="T1">INTO</text:span><text:span text:style-name="T4"> aluno</text:span></text:p>
      <text:p text:style-name="P2"><text:span text:style-name="T1">VALUES</text:span><text:span text:style-name="T4">(</text:span><text:span text:style-name="T1">NULL</text:span><text:span text:style-name="T4">, ?, ?, ?, ?, ?)</text:span><text:span text:style-name="T3">"</text:span>);</text:p>
      <text:p text:style-name="P2">$stmt<text:span text:style-name="T1">-&gt;</text:span><text:span text:style-name="T5">execute</text:span>(<text:span text:style-name="T7">array</text:span>($nome, $endereco, $cpf, $idade, $telefone));</text:p>
      <text:p text:style-name="P2">}</text:p>
      <text:p text:style-name="P6"/>
      <text:p text:style-name="P2"><text:span text:style-name="T1">public</text:span> <text:span text:style-name="T1">function</text:span> <text:span text:style-name="T5">delete</text:span>($cpf){</text:p>
      <text:p text:style-name="P6"/>
      <text:p text:style-name="P2"><text:soft-page-break/>$conn <text:span text:style-name="T1">=</text:span> <text:span text:style-name="T14">$this</text:span><text:span text:style-name="T1">-&gt;</text:span><text:span text:style-name="T5">connection</text:span>();</text:p>
      <text:p text:style-name="P2">$stmt <text:span text:style-name="T1">=</text:span> $conn<text:span text:style-name="T1">-&gt;</text:span><text:span text:style-name="T5">prepare</text:span>(<text:span text:style-name="T3">"</text:span><text:span text:style-name="T1">DELETE</text:span><text:span text:style-name="T4"> </text:span><text:span text:style-name="T1">FROM</text:span><text:span text:style-name="T4"> aluno </text:span><text:span text:style-name="T1">WHERE</text:span><text:span text:style-name="T4"> `aluno`.`cpf` </text:span><text:span text:style-name="T1">=</text:span><text:span text:style-name="T4"> ?</text:span><text:span text:style-name="T3">"</text:span>);</text:p>
      <text:p text:style-name="P2">$stmt<text:span text:style-name="T1">-&gt;</text:span><text:span text:style-name="T5">execute</text:span>(<text:span text:style-name="T7">array</text:span>($cpf));</text:p>
      <text:p text:style-name="P2">}</text:p>
      <text:p text:style-name="P6"/>
      <text:p text:style-name="P2"><text:span text:style-name="T1">public</text:span> <text:span text:style-name="T1">function</text:span> <text:span text:style-name="T5">alter</text:span>($nome, $endereco, $cpf, $idade, $telefone){</text:p>
      <text:p text:style-name="P6"/>
      <text:p text:style-name="P2">$conn <text:span text:style-name="T1">=</text:span> <text:span text:style-name="T14">$this</text:span><text:span text:style-name="T1">-&gt;</text:span><text:span text:style-name="T5">connection</text:span>();</text:p>
      <text:p text:style-name="P2">$stmt <text:span text:style-name="T1">=</text:span> $conn<text:span text:style-name="T1">-&gt;</text:span><text:span text:style-name="T5">prepare</text:span>(<text:span text:style-name="T3">"</text:span><text:span text:style-name="T4">ALTER </text:span><text:span text:style-name="T1">TABLE</text:span><text:span text:style-name="T4"> aluno</text:span></text:p>
      <text:p text:style-name="P2"><text:span text:style-name="T1">VALUES</text:span><text:span text:style-name="T4">(</text:span><text:span text:style-name="T1">NULL</text:span><text:span text:style-name="T4">, ?, ?, ?, ?, ?)</text:span><text:span text:style-name="T3">"</text:span>);</text:p>
      <text:p text:style-name="P2">$stmt<text:span text:style-name="T1">-&gt;</text:span><text:span text:style-name="T5">execute</text:span>(<text:span text:style-name="T7">array</text:span>($nome, $endereco, $cpf, $idade, $telefone));</text:p>
      <text:p text:style-name="P2">}</text:p>
      <text:p text:style-name="P6"/>
      <text:p text:style-name="P2">}</text:p>
      <text:p text:style-name="P4"/>
      <text:p text:style-name="P7">DeletarAluno.php</text:p>
      <text:p text:style-name="P8"/>
      <text:p text:style-name="P8"/>
      <text:p text:style-name="P5">&lt;?php</text:p>
      <text:p text:style-name="P2">$cpf <text:span text:style-name="T1">=</text:span> $_POST[<text:span text:style-name="T3">'</text:span><text:span text:style-name="T4">cpf</text:span><text:span text:style-name="T3">'</text:span>];</text:p>
      <text:p text:style-name="P2"><text:span text:style-name="T1">?&gt;</text:span></text:p>
      <text:p text:style-name="P6"/>
      <text:p text:style-name="P2">&lt;!<text:span text:style-name="T1">DOCTYPE</text:span> <text:span text:style-name="T6">html</text:span>&gt;</text:p>
      <text:p text:style-name="P2">&lt;<text:span text:style-name="T1">html</text:span> <text:span text:style-name="T6">lang</text:span><text:span text:style-name="T1">=</text:span><text:span text:style-name="T3">"</text:span><text:span text:style-name="T4">pt</text:span><text:span text:style-name="T3">"</text:span>&gt;</text:p>
      <text:p text:style-name="P2">&lt;<text:span text:style-name="T1">head</text:span>&gt;</text:p>
      <text:p text:style-name="P2">&lt;<text:span text:style-name="T1">meta</text:span> <text:span text:style-name="T6">charset</text:span><text:span text:style-name="T1">=</text:span><text:span text:style-name="T3">"</text:span><text:span text:style-name="T4">UTF-8</text:span><text:span text:style-name="T3">"</text:span>&gt;</text:p>
      <text:p text:style-name="P2">&lt;<text:span text:style-name="T1">meta</text:span> <text:span text:style-name="T6">http-equiv</text:span><text:span text:style-name="T1">=</text:span><text:span text:style-name="T3">"</text:span><text:span text:style-name="T4">X-UA-Compatible</text:span><text:span text:style-name="T3">"</text:span> <text:span text:style-name="T6">content</text:span><text:span text:style-name="T1">=</text:span><text:span text:style-name="T3">"</text:span><text:span text:style-name="T4">IE=edge</text:span><text:span text:style-name="T3">"</text:span>&gt;</text:p>
      <text:p text:style-name="P2">&lt;<text:span text:style-name="T1">link</text:span> <text:span text:style-name="T6">rel</text:span><text:span text:style-name="T1">=</text:span><text:span text:style-name="T3">"</text:span><text:span text:style-name="T4">stylesheet</text:span><text:span text:style-name="T3">"</text:span> <text:span text:style-name="T6">href</text:span><text:span text:style-name="T1">=</text:span><text:span text:style-name="T3">"</text:span><text:span text:style-name="T4">../css/style.css</text:span><text:span text:style-name="T3">"</text:span>&gt;</text:p>
      <text:p text:style-name="P2">&lt;<text:span text:style-name="T1">meta</text:span> <text:span text:style-name="T6">name</text:span><text:span text:style-name="T1">=</text:span><text:span text:style-name="T3">"</text:span><text:span text:style-name="T4">viewport</text:span><text:span text:style-name="T3">"</text:span> <text:span text:style-name="T6">content</text:span><text:span text:style-name="T1">=</text:span><text:span text:style-name="T3">"</text:span><text:span text:style-name="T4">width=device-width, initial-scale=1.0</text:span><text:span text:style-name="T3">"</text:span>&gt;</text:p>
      <text:p text:style-name="P2">&lt;<text:span text:style-name="T1">title</text:span>&gt;Listar Alunos&lt;/<text:span text:style-name="T1">title</text:span>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a</text:span> <text:span text:style-name="T6">href</text:span><text:span text:style-name="T1">=</text:span><text:span text:style-name="T3">"</text:span><text:span text:style-name="T4">ListarAlunos.php</text:span><text:span text:style-name="T3">"</text:span>&gt;Listar Alunos&lt;/<text:span text:style-name="T1">a</text:span>&gt;</text:p>
      <text:p text:style-name="P5">&lt;?php</text:p>
      <text:p text:style-name="P2"><text:span text:style-name="T1">require_once</text:span>(<text:span text:style-name="T3">"</text:span><text:span text:style-name="T4">Db.php</text:span><text:span text:style-name="T3">"</text:span>);</text:p>
      <text:p text:style-name="P6"/>
      <text:p text:style-name="P2">$cpf <text:span text:style-name="T1">=</text:span> $_POST[<text:span text:style-name="T3">'</text:span><text:span text:style-name="T4">cpf</text:span><text:span text:style-name="T3">'</text:span>];</text:p>
      <text:p text:style-name="P2">$db <text:span text:style-name="T1">=</text:span> <text:span text:style-name="T1">new</text:span> <text:span text:style-name="T8">BD</text:span>();</text:p>
      <text:p text:style-name="P6"/>
      <text:p text:style-name="P2">$db<text:span text:style-name="T1">-&gt;</text:span><text:span text:style-name="T5">delete</text:span>($cpf);</text:p>
      <text:p text:style-name="P2"><text:span text:style-name="T1">?&gt;</text:span></text:p>
      <text:p text:style-name="P2">&lt;<text:span text:style-name="T1">h2</text:span>&gt;Aluno Deletado Com Sucesso!!!&lt;/<text:span text:style-name="T1">h2</text:span>&gt;</text:p>
      <text:p text:style-name="P2">&lt;/<text:span text:style-name="T1">body</text:span>&gt;</text:p>
      <text:p text:style-name="P2">&lt;/<text:span text:style-name="T1">html</text:span>&gt;</text:p>
      <text:p text:style-name="P8"/>
      <text:p text:style-name="P7"/>
      <text:p text:style-name="P7">ListarAlunos.php</text:p>
      <text:p text:style-name="P8"/>
      <text:p text:style-name="P8"/>
      <text:p text:style-name="P3">&lt;!<text:span text:style-name="T1">DOCTYPE</text:span> <text:span text:style-name="T6">html</text:span>&gt;</text:p>
      <text:p text:style-name="P2"><text:soft-page-break/>&lt;<text:span text:style-name="T1">html</text:span> <text:span text:style-name="T6">lang</text:span><text:span text:style-name="T1">=</text:span><text:span text:style-name="T3">"</text:span><text:span text:style-name="T4">pt</text:span><text:span text:style-name="T3">"</text:span>&gt;</text:p>
      <text:p text:style-name="P2">&lt;<text:span text:style-name="T1">head</text:span>&gt;</text:p>
      <text:p text:style-name="P2">&lt;<text:span text:style-name="T1">meta</text:span> <text:span text:style-name="T6">charset</text:span><text:span text:style-name="T1">=</text:span><text:span text:style-name="T3">"</text:span><text:span text:style-name="T4">UTF-8</text:span><text:span text:style-name="T3">"</text:span>&gt;</text:p>
      <text:p text:style-name="P2">&lt;<text:span text:style-name="T1">meta</text:span> <text:span text:style-name="T6">http-equiv</text:span><text:span text:style-name="T1">=</text:span><text:span text:style-name="T3">"</text:span><text:span text:style-name="T4">X-UA-Compatible</text:span><text:span text:style-name="T3">"</text:span> <text:span text:style-name="T6">content</text:span><text:span text:style-name="T1">=</text:span><text:span text:style-name="T3">"</text:span><text:span text:style-name="T4">IE=edge</text:span><text:span text:style-name="T3">"</text:span>&gt;</text:p>
      <text:p text:style-name="P2">&lt;<text:span text:style-name="T1">link</text:span> <text:span text:style-name="T6">rel</text:span><text:span text:style-name="T1">=</text:span><text:span text:style-name="T3">"</text:span><text:span text:style-name="T4">stylesheet</text:span><text:span text:style-name="T3">"</text:span> <text:span text:style-name="T6">href</text:span><text:span text:style-name="T1">=</text:span><text:span text:style-name="T3">"</text:span><text:span text:style-name="T4">../css/style.css</text:span><text:span text:style-name="T3">"</text:span>&gt;</text:p>
      <text:p text:style-name="P2">&lt;<text:span text:style-name="T1">meta</text:span> <text:span text:style-name="T6">name</text:span><text:span text:style-name="T1">=</text:span><text:span text:style-name="T3">"</text:span><text:span text:style-name="T4">viewport</text:span><text:span text:style-name="T3">"</text:span> <text:span text:style-name="T6">content</text:span><text:span text:style-name="T1">=</text:span><text:span text:style-name="T3">"</text:span><text:span text:style-name="T4">width=device-width, initial-scale=1.0</text:span><text:span text:style-name="T3">"</text:span>&gt;</text:p>
      <text:p text:style-name="P2">&lt;<text:span text:style-name="T1">title</text:span>&gt;Listar Alunos&lt;/<text:span text:style-name="T1">title</text:span>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h2</text:span>&gt;Alunos Cadastrados&lt;/<text:span text:style-name="T1">h2</text:span>&gt;</text:p>
      <text:p text:style-name="P6"/>
      <text:p text:style-name="P2">&lt;<text:span text:style-name="T1">h2</text:span>&gt;Lista de Alunos&lt;/<text:span text:style-name="T1">h2</text:span>&gt;</text:p>
      <text:p text:style-name="P2">&lt;<text:span text:style-name="T1">h2</text:span>&gt;------------------------------------&lt;/<text:span text:style-name="T1">h2</text:span>&gt;</text:p>
      <text:p text:style-name="P2">&lt;<text:span text:style-name="T1">a</text:span> <text:span text:style-name="T6">href</text:span><text:span text:style-name="T1">=</text:span><text:span text:style-name="T3">"</text:span><text:span text:style-name="T4">../view/index.html</text:span><text:span text:style-name="T3">"</text:span>&gt;Voltar&lt;/<text:span text:style-name="T1">a</text:span>&gt;</text:p>
      <text:p text:style-name="P2">&lt;<text:span text:style-name="T1">table</text:span>&gt;</text:p>
      <text:p text:style-name="P2">&lt;<text:span text:style-name="T1">caption</text:span>&gt;Alunos Cadastrados&lt;/<text:span text:style-name="T1">caption</text:span>&gt;</text:p>
      <text:p text:style-name="P2">&lt;<text:span text:style-name="T1">tr</text:span>&gt;</text:p>
      <text:p text:style-name="P2">&lt;<text:span text:style-name="T1">th</text:span> <text:span text:style-name="T6">scope</text:span><text:span text:style-name="T1">=</text:span><text:span text:style-name="T3">"</text:span><text:span text:style-name="T4">col</text:span><text:span text:style-name="T3">"</text:span>&gt;Nome&lt;/<text:span text:style-name="T1">th</text:span>&gt;</text:p>
      <text:p text:style-name="P2">&lt;<text:span text:style-name="T1">th</text:span> <text:span text:style-name="T6">scope</text:span><text:span text:style-name="T1">=</text:span><text:span text:style-name="T3">"</text:span><text:span text:style-name="T4">col</text:span><text:span text:style-name="T3">"</text:span>&gt;Endereco&lt;/<text:span text:style-name="T1">th</text:span>&gt;</text:p>
      <text:p text:style-name="P2">&lt;<text:span text:style-name="T1">th</text:span> <text:span text:style-name="T6">scope</text:span><text:span text:style-name="T1">=</text:span><text:span text:style-name="T3">"</text:span><text:span text:style-name="T4">col</text:span><text:span text:style-name="T3">"</text:span>&gt;CPF&lt;/<text:span text:style-name="T1">th</text:span>&gt;</text:p>
      <text:p text:style-name="P2">&lt;<text:span text:style-name="T1">th</text:span> <text:span text:style-name="T6">scope</text:span><text:span text:style-name="T1">=</text:span><text:span text:style-name="T3">"</text:span><text:span text:style-name="T4">col</text:span><text:span text:style-name="T3">"</text:span>&gt;Idade&lt;/<text:span text:style-name="T1">th</text:span>&gt;</text:p>
      <text:p text:style-name="P2">&lt;<text:span text:style-name="T1">th</text:span> <text:span text:style-name="T6">scope</text:span><text:span text:style-name="T1">=</text:span><text:span text:style-name="T3">"</text:span><text:span text:style-name="T4">col</text:span><text:span text:style-name="T3">"</text:span>&gt;Telefone&lt;/<text:span text:style-name="T1">th</text:span>&gt;</text:p>
      <text:p text:style-name="P2">&lt;/<text:span text:style-name="T1">tr</text:span>&gt;</text:p>
      <text:p text:style-name="P5">&lt;?php</text:p>
      <text:p text:style-name="P2"><text:span text:style-name="T1">require_once</text:span>(<text:span text:style-name="T3">"</text:span><text:span text:style-name="T4">db.php</text:span><text:span text:style-name="T3">"</text:span>);</text:p>
      <text:p text:style-name="P2">$obj <text:span text:style-name="T1">=</text:span> <text:span text:style-name="T1">new</text:span> <text:span text:style-name="T8">BD</text:span>();</text:p>
      <text:p text:style-name="P2">$aluno <text:span text:style-name="T1">=</text:span> $obj<text:span text:style-name="T1">-&gt;</text:span><text:span text:style-name="T5">select</text:span>();</text:p>
      <text:p text:style-name="P6"/>
      <text:p text:style-name="P2"><text:span text:style-name="T1">while</text:span>($Aluno <text:span text:style-name="T1">=</text:span> $aluno<text:span text:style-name="T1">-&gt;</text:span><text:span text:style-name="T5">fetchObject</text:span>()){</text:p>
      <text:p text:style-name="P2"><text:span text:style-name="T1">?&gt;</text:span></text:p>
      <text:p text:style-name="P2">&lt;<text:span text:style-name="T1">tr</text:span>&gt;</text:p>
      <text:p text:style-name="P2">&lt;<text:span text:style-name="T1">th</text:span> <text:span text:style-name="T6">scope</text:span><text:span text:style-name="T1">=</text:span><text:span text:style-name="T3">"</text:span><text:span text:style-name="T4">row</text:span><text:span text:style-name="T3">"</text:span>&gt;<text:span text:style-name="T1">&lt;?php</text:span> <text:span text:style-name="T7">echo</text:span> $Aluno<text:span text:style-name="T1">-&gt;</text:span>nome<text:span text:style-name="T1">?&gt;</text:span>&lt;/<text:span text:style-name="T1">th</text:span>&gt;</text:p>
      <text:p text:style-name="P2">&lt;<text:span text:style-name="T1">td</text:span>&gt;<text:span text:style-name="T1">&lt;?php</text:span> <text:span text:style-name="T7">echo</text:span> $Aluno<text:span text:style-name="T1">-&gt;</text:span>endereco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Aluno<text:span text:style-name="T1">-&gt;</text:span>cpf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Aluno<text:span text:style-name="T1">-&gt;</text:span>idade<text:span text:style-name="T1">?&gt;</text:span>&lt;/<text:span text:style-name="T1">td</text:span>&gt;</text:p>
      <text:p text:style-name="P2">&lt;<text:span text:style-name="T1">td</text:span>&gt;<text:span text:style-name="T1">&lt;?php</text:span> <text:span text:style-name="T7">echo</text:span> $Aluno<text:span text:style-name="T1">-&gt;</text:span>telefone<text:span text:style-name="T1">?&gt;</text:span>&lt;/<text:span text:style-name="T1">td</text:span>&gt;</text:p>
      <text:p text:style-name="P2">&lt;<text:span text:style-name="T1">td</text:span>&gt;</text:p>
      <text:p text:style-name="P2">&lt;<text:span text:style-name="T1">form</text:span> <text:span text:style-name="T6">action</text:span><text:span text:style-name="T1">=</text:span><text:span text:style-name="T3">"</text:span><text:span text:style-name="T4">../db/DeletarAluno.php</text:span><text:span text:style-name="T3">"</text:span> <text:span text:style-name="T6">method</text:span><text:span text:style-name="T1">=</text:span><text:span text:style-name="T3">"</text:span><text:span text:style-name="T4">post</text:span><text:span text:style-name="T3">"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submit</text:span><text:span text:style-name="T3">"</text:span> <text:span text:style-name="T6">value</text:span><text:span text:style-name="T1">=</text:span><text:span text:style-name="T3">"</text:span><text:span text:style-name="T4">apagar</text:span><text:span text:style-name="T3">"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number</text:span><text:span text:style-name="T3">"</text:span> <text:span text:style-name="T6">name</text:span><text:span text:style-name="T1">=</text:span><text:span text:style-name="T3">"</text:span><text:span text:style-name="T4">cpf</text:span><text:span text:style-name="T3">"</text:span> <text:span text:style-name="T6">value</text:span><text:span text:style-name="T1">=</text:span><text:span text:style-name="T3">"</text:span><text:span text:style-name="T1">&lt;?php</text:span><text:span text:style-name="T4"> </text:span><text:span text:style-name="T7">echo</text:span><text:span text:style-name="T4"> </text:span>$Aluno<text:span text:style-name="T1">-&gt;</text:span>cpf<text:span text:style-name="T1">?&gt;</text:span><text:span text:style-name="T3">"</text:span>&gt;</text:p>
      <text:p text:style-name="P2">&lt;/<text:span text:style-name="T1">form</text:span>&gt;</text:p>
      <text:p text:style-name="P2">&lt;/<text:span text:style-name="T1">td</text:span>&gt;</text:p>
      <text:p text:style-name="P6"/>
      <text:p text:style-name="P2">&lt;/<text:span text:style-name="T1">tr</text:span>&gt;</text:p>
      <text:p text:style-name="P5">&lt;?php</text:p>
      <text:p text:style-name="P2">}</text:p>
      <text:p text:style-name="P2"><text:span text:style-name="T1">?&gt;</text:span></text:p>
      <text:p text:style-name="P2">&lt;/<text:span text:style-name="T1">table</text:span>&gt; </text:p>
      <text:p text:style-name="P2">&lt;/<text:span text:style-name="T1">table</text:span>&gt;</text:p>
      <text:p text:style-name="P2">&lt;/<text:span text:style-name="T1">body</text:span>&gt;</text:p>
      <text:p text:style-name="P2">&lt;/<text:span text:style-name="T1">html</text:span>&gt;</text:p>
      <text:p text:style-name="P8"><text:soft-page-break/></text:p>
      <text:p text:style-name="P7">CadastrarAluno.html</text:p>
      <text:p text:style-name="P7"/>
      <text:p text:style-name="P3">&lt;!<text:span text:style-name="T1">DOCTYPE</text:span> <text:span text:style-name="T6">html</text:span>&gt;</text:p>
      <text:p text:style-name="P2">&lt;<text:span text:style-name="T1">html</text:span> <text:span text:style-name="T6">lang</text:span><text:span text:style-name="T1">=</text:span><text:span text:style-name="T3">"</text:span><text:span text:style-name="T4">pt</text:span><text:span text:style-name="T3">"</text:span>&gt;</text:p>
      <text:p text:style-name="P2">&lt;<text:span text:style-name="T1">head</text:span>&gt;</text:p>
      <text:p text:style-name="P2">&lt;<text:span text:style-name="T1">meta</text:span> <text:span text:style-name="T6">charset</text:span><text:span text:style-name="T1">=</text:span><text:span text:style-name="T3">"</text:span><text:span text:style-name="T4">UTF-8</text:span><text:span text:style-name="T3">"</text:span>&gt;</text:p>
      <text:p text:style-name="P2">&lt;<text:span text:style-name="T1">meta</text:span> <text:span text:style-name="T6">http-equiv</text:span><text:span text:style-name="T1">=</text:span><text:span text:style-name="T3">"</text:span><text:span text:style-name="T4">X-UA-Compatible</text:span><text:span text:style-name="T3">"</text:span> <text:span text:style-name="T6">content</text:span><text:span text:style-name="T1">=</text:span><text:span text:style-name="T3">"</text:span><text:span text:style-name="T4">IE=edge</text:span><text:span text:style-name="T3">"</text:span>&gt;</text:p>
      <text:p text:style-name="P2">&lt;<text:span text:style-name="T1">link</text:span> <text:span text:style-name="T6">rel</text:span><text:span text:style-name="T1">=</text:span><text:span text:style-name="T3">"</text:span><text:span text:style-name="T4">stylesheet</text:span><text:span text:style-name="T3">"</text:span> <text:span text:style-name="T6">href</text:span><text:span text:style-name="T1">=</text:span><text:span text:style-name="T3">"</text:span><text:span text:style-name="T4">../css/style.css</text:span><text:span text:style-name="T3">"</text:span>&gt;</text:p>
      <text:p text:style-name="P2">&lt;<text:span text:style-name="T1">link</text:span> <text:span text:style-name="T6">rel</text:span><text:span text:style-name="T1">=</text:span><text:span text:style-name="T3">"</text:span><text:span text:style-name="T4">stylesheet</text:span><text:span text:style-name="T3">"</text:span> <text:span text:style-name="T6">href</text:span><text:span text:style-name="T1">=</text:span><text:span text:style-name="T3">"</text:span><text:span text:style-name="T4">../css/style-grid.css</text:span><text:span text:style-name="T3">"</text:span>&gt;</text:p>
      <text:p text:style-name="P2">&lt;<text:span text:style-name="T1">meta</text:span> <text:span text:style-name="T6">name</text:span><text:span text:style-name="T1">=</text:span><text:span text:style-name="T3">"</text:span><text:span text:style-name="T4">viewport</text:span><text:span text:style-name="T3">"</text:span> <text:span text:style-name="T6">content</text:span><text:span text:style-name="T1">=</text:span><text:span text:style-name="T3">"</text:span><text:span text:style-name="T4">width=device-width, initial-scale=1.0</text:span><text:span text:style-name="T3">"</text:span>&gt;</text:p>
      <text:p text:style-name="P2">&lt;<text:span text:style-name="T1">title</text:span>&gt;Cadastrar Aluno&lt;/<text:span text:style-name="T1">title</text:span>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header</text:span>&gt;Topo&lt;/<text:span text:style-name="T1">header</text:span>&gt;</text:p>
      <text:p text:style-name="P2">&lt;<text:span text:style-name="T1">main</text:span>&gt;</text:p>
      <text:p text:style-name="P2">&lt;<text:span text:style-name="T1">a</text:span> <text:span text:style-name="T6">href</text:span><text:span text:style-name="T1">=</text:span><text:span text:style-name="T3">"</text:span><text:span text:style-name="T4">../view/index.html</text:span><text:span text:style-name="T3">"</text:span>&gt;Voltar&lt;/<text:span text:style-name="T1">a</text:span>&gt;</text:p>
      <text:p text:style-name="P2">&lt;<text:span text:style-name="T1">form</text:span> <text:span text:style-name="T6">action</text:span><text:span text:style-name="T1">=</text:span><text:span text:style-name="T3">"</text:span><text:span text:style-name="T4">../db/CadastrarAluno.php</text:span><text:span text:style-name="T3">"</text:span> <text:span text:style-name="T6">method</text:span><text:span text:style-name="T1">=</text:span><text:span text:style-name="T3">"</text:span><text:span text:style-name="T4">POST</text:span><text:span text:style-name="T3">"</text:span>&gt;</text:p>
      <text:p text:style-name="P2">&lt;<text:span text:style-name="T1">label</text:span>&gt;Nome: &lt;/<text:span text:style-name="T1">label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text</text:span><text:span text:style-name="T3">"</text:span> <text:span text:style-name="T6">name</text:span><text:span text:style-name="T1">=</text:span><text:span text:style-name="T3">"</text:span><text:span text:style-name="T4">nome</text:span><text:span text:style-name="T3">"</text:span>&gt;</text:p>
      <text:p text:style-name="P10"/>
      <text:p text:style-name="P2">&lt;<text:span text:style-name="T1">label</text:span>&gt;Endereço: &lt;/<text:span text:style-name="T1">label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text</text:span><text:span text:style-name="T3">"</text:span> <text:span text:style-name="T6">name</text:span><text:span text:style-name="T1">=</text:span><text:span text:style-name="T3">"</text:span><text:span text:style-name="T4">endereco</text:span><text:span text:style-name="T3">"</text:span>&gt;</text:p>
      <text:p text:style-name="P10"/>
      <text:p text:style-name="P2">&lt;<text:span text:style-name="T1">label</text:span>&gt;CPF: &lt;/<text:span text:style-name="T1">label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text</text:span><text:span text:style-name="T3">"</text:span> <text:span text:style-name="T6">name</text:span><text:span text:style-name="T1">=</text:span><text:span text:style-name="T3">"</text:span><text:span text:style-name="T4">cpf</text:span><text:span text:style-name="T3">"</text:span>&gt;</text:p>
      <text:p text:style-name="P10"/>
      <text:p text:style-name="P2">&lt;<text:span text:style-name="T1">label</text:span>&gt;Idade: &lt;/<text:span text:style-name="T1">label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number</text:span><text:span text:style-name="T3">"</text:span> <text:span text:style-name="T6">name</text:span><text:span text:style-name="T1">=</text:span><text:span text:style-name="T3">"</text:span><text:span text:style-name="T4">idade</text:span><text:span text:style-name="T3">"</text:span>&gt;</text:p>
      <text:p text:style-name="P6"/>
      <text:p text:style-name="P2">&lt;<text:span text:style-name="T1">label</text:span>&gt;Telefone: &lt;/<text:span text:style-name="T1">label</text:span>&gt;</text:p>
      <text:p text:style-name="P2">&lt;<text:span text:style-name="T1">input</text:span> <text:span text:style-name="T6">type</text:span><text:span text:style-name="T1">=</text:span><text:span text:style-name="T3">"</text:span><text:span text:style-name="T4">text</text:span><text:span text:style-name="T3">"</text:span> <text:span text:style-name="T6">name</text:span><text:span text:style-name="T1">=</text:span><text:span text:style-name="T3">"</text:span><text:span text:style-name="T4">telefone</text:span><text:span text:style-name="T3">"</text:span>&gt;</text:p>
      <text:p text:style-name="P6"/>
      <text:p text:style-name="P2">&lt;<text:span text:style-name="T1">input</text:span> <text:span text:style-name="T6">type</text:span><text:span text:style-name="T1">=</text:span><text:span text:style-name="T3">"</text:span><text:span text:style-name="T4">submit</text:span><text:span text:style-name="T3">"</text:span> <text:span text:style-name="T6">name</text:span><text:span text:style-name="T1">=</text:span><text:span text:style-name="T3">"</text:span><text:span text:style-name="T4">enviar</text:span><text:span text:style-name="T3">"</text:span>&gt;</text:p>
      <text:p text:style-name="P2">&lt;/<text:span text:style-name="T1">form</text:span>&gt;</text:p>
      <text:p text:style-name="P2">&lt;/<text:span text:style-name="T1">main</text:span>&gt;</text:p>
      <text:p text:style-name="P2">&lt;<text:span text:style-name="T1">asideL</text:span>&gt;Lateral ESQ&lt;/<text:span text:style-name="T1">asideL</text:span>&gt;</text:p>
      <text:p text:style-name="P2">&lt;<text:span text:style-name="T1">asideR</text:span>&gt;Lateral Dir&lt;/<text:span text:style-name="T1">asideR</text:span>&gt;</text:p>
      <text:p text:style-name="P2">&lt;<text:span text:style-name="T1">footer</text:span>&gt;Rodape &lt;/<text:span text:style-name="T1">footer</text:span>&gt;</text:p>
      <text:p text:style-name="P10"/>
      <text:p text:style-name="P2">&lt;/<text:span text:style-name="T1">body</text:span>&gt;</text:p>
      <text:p text:style-name="P2">&lt;/<text:span text:style-name="T1">html</text:span>&gt;</text:p>
      <text:p text:style-name="P8"/>
      <text:p text:style-name="P7"/>
      <text:p text:style-name="P7">index.html</text:p>
      <text:p text:style-name="P7"/>
      <text:p text:style-name="P8"><text:soft-page-break/></text:p>
      <text:p text:style-name="P3">&lt;!<text:span text:style-name="T1">DOCTYPE</text:span> <text:span text:style-name="T6">html</text:span>&gt;</text:p>
      <text:p text:style-name="P2">&lt;<text:span text:style-name="T1">html</text:span> <text:span text:style-name="T6">lang</text:span><text:span text:style-name="T1">=</text:span><text:span text:style-name="T3">"</text:span><text:span text:style-name="T4">pt</text:span><text:span text:style-name="T3">"</text:span>&gt;</text:p>
      <text:p text:style-name="P2">&lt;<text:span text:style-name="T1">head</text:span>&gt;</text:p>
      <text:p text:style-name="P2">&lt;<text:span text:style-name="T1">meta</text:span> <text:span text:style-name="T6">charset</text:span><text:span text:style-name="T1">=</text:span><text:span text:style-name="T3">"</text:span><text:span text:style-name="T4">UTF-8</text:span><text:span text:style-name="T3">"</text:span>&gt;</text:p>
      <text:p text:style-name="P2">&lt;<text:span text:style-name="T1">meta</text:span> <text:span text:style-name="T6">http-equiv</text:span><text:span text:style-name="T1">=</text:span><text:span text:style-name="T3">"</text:span><text:span text:style-name="T4">X-UA-Compatible</text:span><text:span text:style-name="T3">"</text:span> <text:span text:style-name="T6">content</text:span><text:span text:style-name="T1">=</text:span><text:span text:style-name="T3">"</text:span><text:span text:style-name="T4">IE=edge</text:span><text:span text:style-name="T3">"</text:span>&gt;</text:p>
      <text:p text:style-name="P2">&lt;<text:span text:style-name="T1">link</text:span> <text:span text:style-name="T6">rel</text:span><text:span text:style-name="T1">=</text:span><text:span text:style-name="T3">"</text:span><text:span text:style-name="T4">stylesheet</text:span><text:span text:style-name="T3">"</text:span> <text:span text:style-name="T6">href</text:span><text:span text:style-name="T1">=</text:span><text:span text:style-name="T3">"</text:span><text:span text:style-name="T4">../css/style.css</text:span><text:span text:style-name="T3">"</text:span>&gt;</text:p>
      <text:p text:style-name="P2">&lt;<text:span text:style-name="T1">meta</text:span> <text:span text:style-name="T6">name</text:span><text:span text:style-name="T1">=</text:span><text:span text:style-name="T3">"</text:span><text:span text:style-name="T4">viewport</text:span><text:span text:style-name="T3">"</text:span> <text:span text:style-name="T6">content</text:span><text:span text:style-name="T1">=</text:span><text:span text:style-name="T3">"</text:span><text:span text:style-name="T4">width=device-width, initial-scale=1.0</text:span><text:span text:style-name="T3">"</text:span>&gt;</text:p>
      <text:p text:style-name="P2">&lt;<text:span text:style-name="T1">title</text:span>&gt;Index&lt;/<text:span text:style-name="T1">title</text:span>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h2</text:span>&gt;Index&lt;/<text:span text:style-name="T1">h2</text:span>&gt;</text:p>
      <text:p text:style-name="P2">&lt;<text:span text:style-name="T1">h2</text:span>&gt;-------------------------------&lt;/<text:span text:style-name="T1">h2</text:span>&gt;</text:p>
      <text:p text:style-name="P2">&lt;<text:span text:style-name="T1">a</text:span> <text:span text:style-name="T6">href</text:span><text:span text:style-name="T1">=</text:span><text:span text:style-name="T3">"</text:span><text:span text:style-name="T4">CadastrarAluno.html</text:span><text:span text:style-name="T3">"</text:span>&gt;Cadastrar Aluno&lt;/<text:span text:style-name="T1">a</text:span>&gt;</text:p>
      <text:p text:style-name="P2">&lt;<text:span text:style-name="T1">h2</text:span>&gt;-------------------------------&lt;/<text:span text:style-name="T1">h2</text:span>&gt;</text:p>
      <text:p text:style-name="P2">&lt;<text:span text:style-name="T1">a</text:span> <text:span text:style-name="T6">href</text:span><text:span text:style-name="T1">=</text:span><text:span text:style-name="T3">"</text:span><text:span text:style-name="T4">../db/ListarAlunos.php</text:span><text:span text:style-name="T3">"</text:span>&gt;Listar Aluno&lt;/<text:span text:style-name="T1">a</text:span>&gt;</text:p>
      <text:p text:style-name="P2">&lt;/<text:span text:style-name="T1">body</text:span>&gt;</text:p>
      <text:p text:style-name="P2">&lt;/<text:span text:style-name="T1">html</text:span>&gt;</text:p>
      <text:p text:style-name="P8"/>
      <text:p text:style-name="P7"/>
      <text:p text:style-name="P7">style-grid.css</text:p>
      <text:p text:style-name="P7"/>
      <text:p text:style-name="P3"><text:span text:style-name="T1">body</text:span>{</text:p>
      <text:p text:style-name="P2"><text:span text:style-name="T7">margin</text:span><text:span text:style-name="T1">:</text:span> <text:span text:style-name="T13">0</text:span>; <text:span text:style-name="T15">/* margem zero */</text:span></text:p>
      <text:p text:style-name="P2"><text:span text:style-name="T7">height</text:span><text:span text:style-name="T1">:</text:span> <text:span text:style-name="T13">100</text:span><text:span text:style-name="T1">vh</text:span>; <text:span text:style-name="T15">/* ocupa 100% da altura no navegador */</text:span></text:p>
      <text:p text:style-name="P2"><text:span text:style-name="T7">display</text:span><text:span text:style-name="T1">:</text:span> <text:span text:style-name="T13">grid</text:span>; <text:span text:style-name="T15">/*informa que usara css grid */</text:span></text:p>
      <text:p text:style-name="P9">/* definie as colunas e linhas da pagina */</text:p>
      <text:p text:style-name="P2"><text:span text:style-name="T7">grid-template-areas</text:span><text:span text:style-name="T1">:</text:span></text:p>
      <text:p text:style-name="P2"><text:span text:style-name="T3">"</text:span><text:span text:style-name="T4">topo topo topo</text:span><text:span text:style-name="T3">"</text:span> <text:span text:style-name="T15">/* linha ocupada com topo*/</text:span></text:p>
      <text:p text:style-name="P2"><text:span text:style-name="T3">"</text:span><text:span text:style-name="T4">boxL meio boxR</text:span><text:span text:style-name="T3">"</text:span> <text:span text:style-name="T15">/* linha com tres itens diferentes*/</text:span></text:p>
      <text:p text:style-name="P2"><text:span text:style-name="T3">"</text:span><text:span text:style-name="T4">rodape rodape rodape</text:span><text:span text:style-name="T3">"</text:span>; <text:span text:style-name="T15">/* linha com 3 itens iguasi*/</text:span></text:p>
      <text:p text:style-name="P9">/*--define o tamanho das linhas</text:p>
      <text:p text:style-name="P9">linha1 40px</text:p>
      <text:p text:style-name="P9">linha2 1fr (tamanho flexivel)</text:p>
      <text:p text:style-name="P9">linha3 60px ultima linha*/</text:p>
      <text:p text:style-name="P2"><text:span text:style-name="T7">grid-template-rows</text:span><text:span text:style-name="T1">:</text:span> <text:span text:style-name="T13">40</text:span><text:span text:style-name="T1">px</text:span> <text:span text:style-name="T13">1</text:span><text:span text:style-name="T1">fr</text:span> <text:span text:style-name="T13">60</text:span><text:span text:style-name="T1">px</text:span>;</text:p>
      <text:p text:style-name="P9">/*--define o tamanho das colunas</text:p>
      <text:p text:style-name="P9">coluna1 80px</text:p>
      <text:p text:style-name="P9">coluna2 1fr (tamanho flexivel)</text:p>
      <text:p text:style-name="P9">coluna3 60px ultima linha*/</text:p>
      <text:p text:style-name="P2"><text:span text:style-name="T7">grid-template-columns</text:span><text:span text:style-name="T1">:</text:span> <text:span text:style-name="T13">80</text:span><text:span text:style-name="T1">px</text:span> <text:span text:style-name="T13">1</text:span><text:span text:style-name="T1">fr</text:span> <text:span text:style-name="T13">60</text:span><text:span text:style-name="T1">px</text:span>;</text:p>
      <text:p text:style-name="P2">}</text:p>
      <text:p text:style-name="P2"><text:span text:style-name="T1">header</text:span> { <text:span text:style-name="T7">grid-area</text:span><text:span text:style-name="T1">:</text:span> topo; <text:span text:style-name="T15">/*informa que o header vai ficar na area definida acima</text:span></text:p>
      <text:p text:style-name="P9">(topo topo topo) */</text:p>
      <text:p text:style-name="P2"><text:span text:style-name="T7">background</text:span><text:span text:style-name="T1">:</text:span> <text:span text:style-name="T13">green</text:span>; <text:span text:style-name="T15">/* cor do header*/</text:span></text:p>
      <text:p text:style-name="P2">}</text:p>
      <text:p text:style-name="P2"><text:span text:style-name="T1">main</text:span> {</text:p>
      <text:p text:style-name="P2"><text:span text:style-name="T7">grid-area</text:span><text:span text:style-name="T1">:</text:span> meio; <text:span text:style-name="T15">/*informa que o (main) vai ficar na area definida acima</text:span></text:p>
      <text:p text:style-name="P9">( meio) */</text:p>
      <text:p text:style-name="P2"><text:span text:style-name="T7">background</text:span><text:span text:style-name="T1">:</text:span> <text:span text:style-name="T13">red</text:span>;</text:p>
      <text:p text:style-name="P2">}</text:p>
      <text:p text:style-name="P9"><text:soft-page-break/>/* Mesma ideia para os itens abaixo */</text:p>
      <text:p text:style-name="P2"><text:span text:style-name="T1">asideL</text:span> {</text:p>
      <text:p text:style-name="P2"><text:span text:style-name="T7">grid-area</text:span><text:span text:style-name="T1">:</text:span> boxL;</text:p>
      <text:p text:style-name="P2"><text:span text:style-name="T7">background</text:span><text:span text:style-name="T1">:</text:span> <text:span text:style-name="T13">blue</text:span>;</text:p>
      <text:p text:style-name="P2">}</text:p>
      <text:p text:style-name="P2"><text:span text:style-name="T1">asideR</text:span> {</text:p>
      <text:p text:style-name="P2"><text:span text:style-name="T7">grid-area</text:span><text:span text:style-name="T1">:</text:span> boxR;</text:p>
      <text:p text:style-name="P2"><text:span text:style-name="T7">background</text:span><text:span text:style-name="T1">:</text:span> <text:span text:style-name="T13">yellow</text:span>;</text:p>
      <text:p text:style-name="P2">}</text:p>
      <text:p text:style-name="P2"><text:span text:style-name="T1">footer</text:span>{</text:p>
      <text:p text:style-name="P2"><text:span text:style-name="T7">grid-area</text:span><text:span text:style-name="T1">:</text:span> rodape;</text:p>
      <text:p text:style-name="P2"><text:span text:style-name="T7">background</text:span><text:span text:style-name="T1">:</text:span> <text:span text:style-name="T13">gray</text:span>;</text:p>
      <text:p text:style-name="P2">}</text:p>
      <text:p text:style-name="P8"/>
      <text:p text:style-name="P7"/>
      <text:p text:style-name="P7">style.css</text:p>
      <text:p text:style-name="P7"/>
      <text:p text:style-name="P3"><text:span text:style-name="T1">*</text:span>{</text:p>
      <text:p text:style-name="P2"><text:span text:style-name="T7">font-family</text:span><text:span text:style-name="T1">:</text:span> <text:span text:style-name="T13">Verdana</text:span>, Geneva, <text:span text:style-name="T13">Tahoma</text:span>, <text:span text:style-name="T13">sans-serif</text:span>;</text:p>
      <text:p text:style-name="P2">}</text:p>
      <text:p text:style-name="P6"/>
      <text:p text:style-name="P2"><text:span text:style-name="T1">td</text:span>,</text:p>
      <text:p text:style-name="P2"><text:span text:style-name="T1">th</text:span> {</text:p>
      <text:p text:style-name="P2"><text:span text:style-name="T7">border</text:span><text:span text:style-name="T1">:</text:span> <text:span text:style-name="T13">1</text:span><text:span text:style-name="T1">px</text:span> <text:span text:style-name="T13">solid</text:span> <text:span text:style-name="T7">rgb</text:span>(<text:span text:style-name="T13">190</text:span>, <text:span text:style-name="T13">190</text:span>, <text:span text:style-name="T13">190</text:span>);</text:p>
      <text:p text:style-name="P2"><text:span text:style-name="T7">padding</text:span><text:span text:style-name="T1">:</text:span> <text:span text:style-name="T13">10</text:span><text:span text:style-name="T1">px</text:span>;</text:p>
      <text:p text:style-name="P2">}</text:p>
      <text:p text:style-name="P6"/>
      <text:p text:style-name="P2"><text:span text:style-name="T1">td</text:span> {</text:p>
      <text:p text:style-name="P2"><text:span text:style-name="T7">text-align</text:span><text:span text:style-name="T1">:</text:span> <text:span text:style-name="T13">center</text:span>;</text:p>
      <text:p text:style-name="P2">}</text:p>
      <text:p text:style-name="P6"/>
      <text:p text:style-name="P2"><text:span text:style-name="T1">tr</text:span><text:span text:style-name="T2">:</text:span><text:span text:style-name="T6">nth-child</text:span><text:span text:style-name="T1">(</text:span><text:span text:style-name="T13">even</text:span><text:span text:style-name="T1">)</text:span> {</text:p>
      <text:p text:style-name="P2"><text:span text:style-name="T7">background-color</text:span><text:span text:style-name="T1">:</text:span> <text:span text:style-name="T13">#eee</text:span>;</text:p>
      <text:p text:style-name="P2">}</text:p>
      <text:p text:style-name="P6"/>
      <text:p text:style-name="P2"><text:span text:style-name="T1">th</text:span>[<text:span text:style-name="T6">scope</text:span><text:span text:style-name="T1">=</text:span><text:span text:style-name="T3">"</text:span><text:span text:style-name="T4">col</text:span><text:span text:style-name="T3">"</text:span>] {</text:p>
      <text:p text:style-name="P2"><text:span text:style-name="T7">background-color</text:span><text:span text:style-name="T1">:</text:span> <text:span text:style-name="T13">#696969</text:span>;</text:p>
      <text:p text:style-name="P2"><text:span text:style-name="T7">color</text:span><text:span text:style-name="T1">:</text:span> <text:span text:style-name="T13">#fff</text:span>;</text:p>
      <text:p text:style-name="P2">}</text:p>
      <text:p text:style-name="P6"/>
      <text:p text:style-name="P2"><text:span text:style-name="T1">th</text:span>[<text:span text:style-name="T6">scope</text:span><text:span text:style-name="T1">=</text:span><text:span text:style-name="T3">"</text:span><text:span text:style-name="T4">row</text:span><text:span text:style-name="T3">"</text:span>] {</text:p>
      <text:p text:style-name="P2"><text:span text:style-name="T7">background-color</text:span><text:span text:style-name="T1">:</text:span> <text:span text:style-name="T13">#d7d9f2</text:span>;</text:p>
      <text:p text:style-name="P2">}</text:p>
      <text:p text:style-name="P6"/>
      <text:p text:style-name="P2"><text:span text:style-name="T1">caption</text:span> {</text:p>
      <text:p text:style-name="P2"><text:span text:style-name="T7">padding</text:span><text:span text:style-name="T1">:</text:span> <text:span text:style-name="T13">10</text:span><text:span text:style-name="T1">px</text:span>;</text:p>
      <text:p text:style-name="P2"><text:span text:style-name="T7">caption-side</text:span><text:span text:style-name="T1">:</text:span> <text:span text:style-name="T13">bottom</text:span>;</text:p>
      <text:p text:style-name="P2">}</text:p>
      <text:p text:style-name="P6"/>
      <text:p text:style-name="P2"><text:span text:style-name="T1">table</text:span> {</text:p>
      <text:p text:style-name="P2"><text:soft-page-break/><text:span text:style-name="T7">border-collapse</text:span><text:span text:style-name="T1">:</text:span> <text:span text:style-name="T13">collapse</text:span>;</text:p>
      <text:p text:style-name="P2"><text:span text:style-name="T7">border</text:span><text:span text:style-name="T1">:</text:span> <text:span text:style-name="T13">2</text:span><text:span text:style-name="T1">px</text:span> <text:span text:style-name="T13">solid</text:span> <text:span text:style-name="T7">rgb</text:span>(<text:span text:style-name="T13">200</text:span>, <text:span text:style-name="T13">200</text:span>, <text:span text:style-name="T13">200</text:span>);</text:p>
      <text:p text:style-name="P2"><text:span text:style-name="T7">letter-spacing</text:span><text:span text:style-name="T1">:</text:span> <text:span text:style-name="T13">1</text:span><text:span text:style-name="T1">px</text:span>;</text:p>
      <text:p text:style-name="P2"><text:span text:style-name="T7">font-family</text:span><text:span text:style-name="T1">:</text:span> <text:span text:style-name="T13">sans-serif</text:span>;</text:p>
      <text:p text:style-name="P2"><text:span text:style-name="T7">font-size</text:span><text:span text:style-name="T1">:</text:span> <text:span text:style-name="T13">.8</text:span><text:span text:style-name="T1">rem</text:span>;</text:p>
      <text:p text:style-name="P2">}</text:p>
      <text:p text:style-name="P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1:31:45.731828436</meta:creation-date>
    <dc:date>2022-05-06T21:36:59.046750477</dc:date>
    <meta:editing-duration>PT20S</meta:editing-duration>
    <meta:editing-cycles>1</meta:editing-cycles>
    <meta:document-statistic meta:table-count="0" meta:image-count="0" meta:object-count="0" meta:page-count="8" meta:paragraph-count="286" meta:word-count="722" meta:character-count="6542" meta:non-whitespace-character-count="6110"/>
    <meta:generator>LibreOffice/6.4.7.2$Linux_X86_64 LibreOffice_project/40$Build-2</meta:generator>
  </office:meta>
</office:document-meta>
</file>